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 style:data-style-name="N3"/>
    <style:style style:name="ce2" style:family="table-cell" style:parent-style-name="Default" style:data-style-name="N3">
      <style:table-cell-properties fo:border="0.0008in solid #000000"/>
    </style:style>
    <style:style style:name="ce3" style:family="table-cell" style:parent-style-name="Default" style:data-style-name="N99"/>
    <style:style style:name="ce4" style:family="table-cell" style:parent-style-name="Default" style:data-style-name="N3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number-columns-repeated="6"/>
          <table:table-cell office:value-type="float" office:value="111">
            <text:p>1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1000">
            <text:p>111,000</text:p>
          </table:table-cell>
          <table:table-cell table:formula="of:=IF([.G2]=[.G1];&quot;!&quot;;&quot;ok&quot;)" office:value-type="string" office:string-value="ok">
            <text:p>ok</text:p>
          </table:table-cell>
        </table:table-row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0">
            <text:p>100</text:p>
          </table:table-cell>
          <table:table-cell table:style-name="ce1" office:value-type="float" office:value="111">
            <text:p>111</text:p>
          </table:table-cell>
          <table:table-cell/>
          <table:table-cell office:value-type="float" office:value="1001001">
            <text:p>1,001,001</text:p>
          </table:table-cell>
          <table:table-cell table:formula="of:=IF([.G3]=[.G2];&quot;!&quot;;&quot;ok&quot;)" office:value-type="string" office:string-value="ok">
            <text:p>ok</text:p>
          </table:table-cell>
        </table:table-row>
        <table:table-row table:style-name="ro1">
          <table:table-cell table:style-name="ce1"/>
          <table:table-cell table:style-name="ce2" office:value-type="float" office:value="1000">
            <text:p>1,000</text:p>
          </table:table-cell>
          <table:table-cell table:style-name="ce2" office:value-type="float" office:value="10000">
            <text:p>10,000</text:p>
          </table:table-cell>
          <table:table-cell table:style-name="ce2" office:value-type="float" office:value="100000">
            <text:p>100,000</text:p>
          </table:table-cell>
          <table:table-cell table:style-name="ce1" office:value-type="float" office:value="111000">
            <text:p>111,000</text:p>
          </table:table-cell>
          <table:table-cell/>
          <table:table-cell office:value-type="float" office:value="1010100">
            <text:p>1,010,100</text:p>
          </table:table-cell>
          <table:table-cell table:formula="of:=IF([.G4]=[.G3];&quot;!&quot;;&quot;ok&quot;)" office:value-type="string" office:string-value="ok">
            <text:p>ok</text:p>
          </table:table-cell>
        </table:table-row>
        <table:table-row table:style-name="ro1">
          <table:table-cell table:style-name="ce1"/>
          <table:table-cell table:style-name="ce2" office:value-type="float" office:value="1000000">
            <text:p>1,000,000</text:p>
          </table:table-cell>
          <table:table-cell table:style-name="ce2" office:value-type="float" office:value="10000000">
            <text:p>10,000,000</text:p>
          </table:table-cell>
          <table:table-cell table:style-name="ce2" office:value-type="float" office:value="100000000">
            <text:p>100,000,000</text:p>
          </table:table-cell>
          <table:table-cell table:style-name="ce1" office:value-type="float" office:value="111000000">
            <text:p>111,000,000</text:p>
          </table:table-cell>
          <table:table-cell/>
          <table:table-cell office:value-type="float" office:value="10010010">
            <text:p>10,010,010</text:p>
          </table:table-cell>
          <table:table-cell table:formula="of:=IF([.G5]=[.G4];&quot;!&quot;;&quot;ok&quot;)" office:value-type="string" office:string-value="ok">
            <text:p>ok</text:p>
          </table:table-cell>
        </table:table-row>
        <table:table-row table:style-name="ro1">
          <table:table-cell table:style-name="ce1" office:value-type="float" office:value="1010100">
            <text:p>1,010,100</text:p>
          </table:table-cell>
          <table:table-cell table:style-name="ce1" office:value-type="float" office:value="1001001">
            <text:p>1,001,001</text:p>
          </table:table-cell>
          <table:table-cell table:style-name="ce1" office:value-type="float" office:value="10010010">
            <text:p>10,010,010</text:p>
          </table:table-cell>
          <table:table-cell table:style-name="ce1" office:value-type="float" office:value="100100100">
            <text:p>100,100,100</text:p>
          </table:table-cell>
          <table:table-cell table:style-name="ce1" office:value-type="float" office:value="100010001">
            <text:p>100,010,001</text:p>
          </table:table-cell>
          <table:table-cell/>
          <table:table-cell office:value-type="float" office:value="100010001">
            <text:p>100,010,001</text:p>
          </table:table-cell>
          <table:table-cell table:formula="of:=IF([.G6]=[.G5];&quot;!&quot;;&quot;ok&quot;)" office:value-type="string" office:string-value="ok">
            <text:p>ok</text:p>
          </table:table-cell>
        </table:table-row>
        <table:table-row table:style-name="ro1">
          <table:table-cell table:number-columns-repeated="6"/>
          <table:table-cell office:value-type="float" office:value="100100100">
            <text:p>100,100,100</text:p>
          </table:table-cell>
          <table:table-cell table:formula="of:=IF([.G7]=[.G6];&quot;!&quot;;&quot;ok&quot;)" office:value-type="string" office:string-value="ok">
            <text:p>ok</text:p>
          </table:table-cell>
        </table:table-row>
        <table:table-row table:style-name="ro1">
          <table:table-cell table:number-columns-repeated="6"/>
          <table:table-cell office:value-type="float" office:value="111000000">
            <text:p>111,000,000</text:p>
          </table:table-cell>
          <table:table-cell table:formula="of:=IF([.G8]=[.G7];&quot;!&quot;;&quot;ok&quot;)" office:value-type="string" office:string-value="ok">
            <text:p>ok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table:style-name="ce3" office:value-type="boolean" office:boolean-value="true">
            <text:p>TRUE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table:style-name="ce3" office:value-type="boolean" office:boolean-value="true">
            <text:p>TRUE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office:value-type="string">
            <text:p>if(b1.text() === b2.text() === b3.text())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>
            <text:p>if(b1.text() === b2.text() === b3.text())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>
            <text:p>if(b1.text() === b2.text() === b3.text())</text:p>
          </table:table-cell>
          <table:table-cell table:number-columns-repeated="4"/>
          <table:table-cell table:style-name="Default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G1:Sheet1.G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12/16/2015</text:date>, <text:time>18:4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tt wilson</meta:initial-creator>
    <meta:creation-date>2015-12-16T10:52:52</meta:creation-date>
    <dc:date>2015-12-16T18:48:20</dc:date>
    <dc:creator>brett wilson</dc:creator>
    <meta:editing-duration>PT7H55M31S</meta:editing-duration>
    <meta:editing-cycles>2</meta:editing-cycles>
    <meta:generator>OpenOffice/4.1.2$Unix OpenOffice.org_project/412m3$Build-9782</meta:generator>
    <meta:document-statistic meta:table-count="3" meta:cell-count="43" meta:object-count="0"/>
  </office:meta>
</office:document-meta>
</file>